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6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0cm" svg:height="6cm" svg:x="11cm" svg:y="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10cm" svg:height="6cm" svg:x="1cm" svg:y="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10cm" svg:height="6cm" svg:x="11cm" svg:y="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21:17:54</meta:creation-date>
    <dc:date>2016-10-19T21:18:39</dc:date>
    <dc:creator>Lu Ding</dc:creator>
    <meta:editing-duration>PT45S</meta:editing-duration>
    <meta:editing-cycles>1</meta:editing-cycles>
    <meta:document-statistic meta:object-count="4"/>
    <meta:generator>OpenOffice/4.1.3$Unix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61" number:language="en" number:country="ZA">
      <number:scientific-number number:decimal-places="2" number:min-integer-digits="1" number:min-exponent-digits="2"/>
    </number:number-style>
    <number:number-style style:name="N16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16000">
      <style:chart-properties chart:display-label="true" chart:logarithmic="false" chart:interval-major="5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16000">
      <style:chart-properties chart:display-label="true" chart:logarithmic="false" chart:minimum="0" chart:maximum="0.035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0.003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806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9" style:family="chart" style:data-style-name="N806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10" style:family="chart">
      <style:graphic-properties draw:stroke="solid" svg:stroke-width="0.05cm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6.001cm" xlink:href="." xlink:type="simple" chart:class="chart:scatter" chart:style-name="ch1">
        <chart:plot-area chart:style-name="ch2" chart:data-source-has-labels="both" svg:x="1.367cm" svg:y="0.615cm" svg:width="8.234cm" svg:height="4.129cm">
          <chartooo:coordinate-region svg:x="2.241cm" svg:y="0.812cm" svg:width="7.185cm" svg:height="3.289cm"/>
          <chart:axis chart:dimension="x" chart:name="primary-x" chart:style-name="ch3" chartooo:axis-type="auto">
            <chart:title svg:x="4.242cm" svg:y="4.864cm" chart:style-name="ch4">
              <text:p>L [Angstrom]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3.471cm" chart:style-name="ch6">
              <text:p>[kJ/mol]</text:p>
            </chart:title>
          </chart:axis>
          <chart:axis chart:dimension="y" chart:name="secondary-y" chart:style-name="ch7"/>
          <chart:series chart:attached-axis="primary-y" chart:style-name="ch8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attached-axis="primary-y" chart:style-name="ch9" chart:values-cell-range-address="local-table.$D$2:.$D$4" chart:label-cell-address="local-table.$D$1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x_diff_k</text:p>
              </table:table-cell>
              <table:table-cell office:value-type="string">
                <text:p>avr_diff_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265767126583782">
                <text:p>0.0265767126583782</text:p>
              </table:table-cell>
              <table:table-cell office:value-type="float" office:value="0.00000401239014587669">
                <text:p>0.000004012390145876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17345719363302">
                <text:p>0.017345719363302</text:p>
              </table:table-cell>
              <table:table-cell office:value-type="float" office:value="0.0000045637343045333">
                <text:p>0.0000045637343045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122981281180979">
                <text:p>0.0122981281180979</text:p>
              </table:table-cell>
              <table:table-cell office:value-type="float" office:value="0.00000443843701634853">
                <text:p>0.00000443843701634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61" number:language="en" number:country="ZA">
      <number:scientific-number number:decimal-places="2" number:min-integer-digits="1" number:min-exponent-digits="2"/>
    </number:number-style>
    <number:number-style style:name="N16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16000">
      <style:chart-properties chart:display-label="true" chart:logarithmic="false" chart:interval-major="25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16000">
      <style:chart-properties chart:display-label="true" chart:logarithmic="false" chart:minimum="0" chart:maximum="0.025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6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8" style:family="chart" style:data-style-name="N806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6.001cm" xlink:href="." xlink:type="simple" chart:class="chart:scatter" chart:style-name="ch1">
        <chart:plot-area chart:style-name="ch2" chart:data-source-has-labels="both" svg:x="1.367cm" svg:y="0.615cm" svg:width="8.234cm" svg:height="4.129cm">
          <chartooo:coordinate-region svg:x="2.241cm" svg:y="0.812cm" svg:width="7.093cm" svg:height="3.289cm"/>
          <chart:axis chart:dimension="x" chart:name="primary-x" chart:style-name="ch3" chartooo:axis-type="auto">
            <chart:title svg:x="5.108cm" svg:y="4.864cm" chart:style-name="ch4">
              <text:p>nfft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3.471cm" chart:style-name="ch6">
              <text:p>[kJ/mol]</text:p>
            </chart:title>
          </chart:axis>
          <chart:series chart:style-name="ch7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8" chart:values-cell-range-address="local-table.$D$2:.$D$4" chart:label-cell-address="local-table.$D$1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x_diff_k</text:p>
              </table:table-cell>
              <table:table-cell office:value-type="string">
                <text:p>avr_diff_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177244725588022">
                <text:p>0.0177244725588022</text:p>
              </table:table-cell>
              <table:table-cell office:value-type="float" office:value="0.0000111516496961809">
                <text:p>0.00001115164969618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0.0175009014837699">
                <text:p>0.0175009014837699</text:p>
              </table:table-cell>
              <table:table-cell office:value-type="float" office:value="0.00000270045354578481">
                <text:p>0.00000270045354578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75122713192423">
                <text:p>0.0175122713192423</text:p>
              </table:table-cell>
              <table:table-cell office:value-type="float" office:value="0.00000104379206609162">
                <text:p>0.00000104379206609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61" number:language="en" number:country="ZA">
      <number:scientific-number number:decimal-places="2" number:min-integer-digits="1" number:min-exponent-digits="2"/>
    </number:number-style>
    <number:number-style style:name="N16061" number:language="en" number:country="AU">
      <number:scientific-number number:decimal-places="2" number:min-integer-digits="1" number:min-exponent-digits="2"/>
    </number:number-style>
    <number:number-style style:name="N24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24000">
      <style:chart-properties chart:display-label="true" chart:logarithmic="false" chart:interval-major="1" chart:interval-minor-divisor="2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24000">
      <style:chart-properties chart:display-label="true" chart:logarithmic="false" chart:minimum="0" chart:maximum="0.25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6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</style:style>
    <style:style style:name="ch9" style:family="chart" style:data-style-name="N1606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10" style:family="chart">
      <style:graphic-properties draw:stroke="solid" svg:stroke-width="0.05cm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6.001cm" xlink:href="." xlink:type="simple" chart:class="chart:scatter" chart:style-name="ch1">
        <chart:plot-area chart:style-name="ch2" chart:data-source-has-labels="both" svg:x="1.367cm" svg:y="0.615cm" svg:width="8.234cm" svg:height="4.129cm">
          <chartooo:coordinate-region svg:x="2.241cm" svg:y="0.812cm" svg:width="7.266cm" svg:height="3.289cm"/>
          <chart:axis chart:dimension="x" chart:name="primary-x" chart:style-name="ch3" chartooo:axis-type="auto">
            <chart:title svg:x="4.877cm" svg:y="4.864cm" chart:style-name="ch4">
              <text:p>mmax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3.471cm" chart:style-name="ch6">
              <text:p>[kJ/mol]</text:p>
            </chart:title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/>
            <chart:data-point chart:style-name="ch8" chart:repeated="3"/>
          </chart:series>
          <chart:series chart:style-name="ch9" chart:values-cell-range-address="local-table.$D$2:.$D$5" chart:label-cell-address="local-table.$D$1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84782154114031">
                <text:p>0.184782154114031</text:p>
              </table:table-cell>
              <table:table-cell office:value-type="float" office:value="0.0000828051285641276">
                <text:p>0.00008280512856412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81825256284336">
                <text:p>0.0181825256284336</text:p>
              </table:table-cell>
              <table:table-cell office:value-type="float" office:value="0.0000160130916213804">
                <text:p>0.0000160130916213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597296386059503">
                <text:p>0.00597296386059503</text:p>
              </table:table-cell>
              <table:table-cell office:value-type="float" office:value="0.0000353266911597209">
                <text:p>0.0000353266911597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22612185907258">
                <text:p>0.0122612185907258</text:p>
              </table:table-cell>
              <table:table-cell office:value-type="float" office:value="0.000019175554860998">
                <text:p>0.000019175554860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61" number:language="en" number:country="ZA">
      <number:scientific-number number:decimal-places="2" number:min-integer-digits="1" number:min-exponent-digits="2"/>
    </number:number-style>
    <number:number-style style:name="N16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16000">
      <style:chart-properties chart:display-label="true" chart:logarithmic="false" chart:interval-major="1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16000">
      <style:chart-properties chart:display-label="true" chart:logarithmic="false" chart:minimum="0" chart:maximum="0.004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6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8" style:family="chart" style:data-style-name="N806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6.001cm" xlink:href="." xlink:type="simple" chart:class="chart:scatter" chart:style-name="ch1">
        <chart:plot-area chart:style-name="ch2" chart:data-source-has-labels="both" svg:x="1.367cm" svg:y="0.615cm" svg:width="8.234cm" svg:height="4.129cm">
          <chartooo:coordinate-region svg:x="1.803cm" svg:y="0.812cm" svg:width="7.704cm" svg:height="3.289cm"/>
          <chart:axis chart:dimension="x" chart:name="primary-x" chart:style-name="ch3" chartooo:axis-type="auto">
            <chart:title svg:x="4.934cm" svg:y="4.864cm" chart:style-name="ch4">
              <text:p>nmax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3.471cm" chart:style-name="ch6">
              <text:p>[kJ/mol]</text:p>
            </chart:title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8" chart:values-cell-range-address="local-table.$D$2:.$D$5" chart:label-cell-address="local-table.$D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x_diff_k</text:p>
              </table:table-cell>
              <table:table-cell office:value-type="string">
                <text:p>avr_diff_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295270862257469">
                <text:p>0.00295270862257469</text:p>
              </table:table-cell>
              <table:table-cell office:value-type="float" office:value="0.00000407739490969901">
                <text:p>0.000004077394909699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94714454727977">
                <text:p>0.00294714454727977</text:p>
              </table:table-cell>
              <table:table-cell office:value-type="float" office:value="0.00000731263559133984">
                <text:p>0.00000731263559133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321227922608565">
                <text:p>0.00321227922608565</text:p>
              </table:table-cell>
              <table:table-cell office:value-type="float" office:value="0.0000114383023324519">
                <text:p>0.0000114383023324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10100565608566">
                <text:p>0.00310100565608566</text:p>
              </table:table-cell>
              <table:table-cell office:value-type="float" office:value="0.0000167100469148743">
                <text:p>0.00001671004691487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